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6" text:anchor-type="as-char" svg:x="0in" svg:y="0in" svg:width="6.29861in" svg:height="3.54167in" style:rel-width="scale" style:rel-height="scale"><draw:image xlink:href="media/image1.png" xlink:type="simple" xlink:show="embed" xlink:actuate="onLoad"/><svg:title/><svg:desc/></draw:frame><draw:frame draw:style-name="a1" draw:name="Obraz 5" text:anchor-type="as-char" svg:x="0in" svg:y="0in" svg:width="6.29861in" svg:height="3.54167in" style:rel-width="scale" style:rel-height="scale"><draw:image xlink:href="media/image2.png" xlink:type="simple" xlink:show="embed" xlink:actuate="onLoad"/><svg:title/><svg:desc/></draw:frame><text:soft-page-break/><draw:frame draw:style-name="a2" draw:name="Obraz 3" text:anchor-type="as-char" svg:x="0in" svg:y="0in" svg:width="6.29861in" svg:height="3.54167in" style:rel-width="scale" style:rel-height="scale"><draw:image xlink:href="media/image3.png" xlink:type="simple" xlink:show="embed" xlink:actuate="onLoad"/><svg:title/><svg:desc/></draw:frame><draw:frame draw:style-name="a3" draw:name="Obraz 2" text:anchor-type="as-char" svg:x="0in" svg:y="0in" svg:width="6.29861in" svg:height="3.54167in" style:rel-width="scale" style:rel-height="scale"><draw:image xlink:href="media/image4.png" xlink:type="simple" xlink:show="embed" xlink:actuate="onLoad"/><svg:title/><svg:desc/></draw:frame><text:soft-page-break/><draw:frame draw:style-name="a4" draw:name="Obraz 7" text:anchor-type="as-char" svg:x="0in" svg:y="0in" svg:width="6.29861in" svg:height="3.54167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ta Mieszko</meta:initial-creator>
    <dc:creator>Kita Mieszko</dc:creator>
    <meta:creation-date>2026-03-16T08:41:00Z</meta:creation-date>
    <dc:date>2026-03-16T08:44:00Z</dc:date>
    <meta:template xlink:href="Normal" xlink:type="simple"/>
    <meta:editing-cycles>1</meta:editing-cycles>
    <meta:editing-duration>PT180S</meta:editing-duration>
    <meta:document-statistic meta:page-count="3" meta:paragraph-count="1" meta:word-count="0" meta:character-count="5" meta:row-count="1" meta:non-whitespace-character-count="5"/>
  </office:meta>
</office:document-meta>
</file>